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89cm" fo:margin-left="-0.078cm" table:align="left" style:may-break-between-rows="true" style:writing-mode="lr-tb"/>
    </style:style>
    <style:style style:name="Tabella2.A" style:family="table-column">
      <style:table-column-properties style:column-width="2.21cm"/>
    </style:style>
    <style:style style:name="Tabella2.B" style:family="table-column">
      <style:table-column-properties style:column-width="7.625cm"/>
    </style:style>
    <style:style style:name="Tabella2.C" style:family="table-column">
      <style:table-column-properties style:column-width="0.956cm"/>
    </style:style>
    <style:style style:name="Tabella2.D" style:family="table-column">
      <style:table-column-properties style:column-width="1.794cm"/>
    </style:style>
    <style:style style:name="Tabella2.E" style:family="table-column">
      <style:table-column-properties style:column-width="2.298cm"/>
    </style:style>
    <style:style style:name="Tabella2.F" style:family="table-column">
      <style:table-column-properties style:column-width="1.827cm"/>
    </style:style>
    <style:style style:name="Tabella2.G" style:family="table-column">
      <style:table-column-properties style:column-width="2.378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2.G1" style:family="table-cell">
      <style:table-cell-properties style:vertical-align="middle" fo:background-color="#c0c0c0" fo:padding="0.097cm" fo:border="0.05pt solid #000000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D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E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F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2.G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2.A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6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P19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fo:font-size="6pt" style:font-size-asian="5.25pt" style:font-size-complex="6pt"/>
    </style:style>
    <style:style style:name="P22" style:family="paragraph" style:parent-style-name="Standard">
      <style:paragraph-properties fo:text-align="end" style:justify-single-word="false"/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/>
    </style:style>
    <style:style style:name="P2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8" style:family="paragraph" style:parent-style-name="Table_20_Contents">
      <style:paragraph-properties fo:text-align="center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 style:text-autospace="none"/>
      <style:text-properties style:font-name="Colibri1" fo:font-size="7pt" fo:font-style="italic" fo:font-weight="normal" fo:background-color="transparent" style:font-size-asian="7pt" style:font-style-asian="italic" style:font-weight-asian="normal" style:font-size-complex="7pt" style:font-style-complex="italic" style:font-weight-complex="normal" text:display="true"/>
    </style:style>
    <style:style style:name="P31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P3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39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P40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Contents">
      <style:text-properties style:font-name="Ubuntu" fo:font-size="8pt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P4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Arial1" fo:font-size="10pt" fo:font-style="normal" fo:font-weight="normal" officeooo:paragraph-rsid="004d160c" style:font-name-asian="Times New Roman" style:font-size-asian="10pt" style:font-style-asian="normal" style:font-weight-asian="normal" style:font-name-complex="Times New Roman" style:font-size-complex="10pt" style:font-style-complex="normal" style:font-weight-complex="normal" text:display="true" style:text-overline-style="none" style:text-overline-color="font-color"/>
    </style:style>
    <style:style style:name="P54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P5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7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P59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6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5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7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8" style:family="text">
      <style:text-properties fo:font-style="normal" fo:background-color="transparent" loext:char-shading-value="0" style:font-style-asian="normal" style:font-style-complex="normal"/>
    </style:style>
    <style:style style:name="T9" style:family="text">
      <style:text-properties style:font-name="Arial1" fo:font-size="10pt" style:font-size-asian="10pt" style:font-size-complex="10pt"/>
    </style:style>
    <style:style style:name="T10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text:display="none" style:text-overline-style="none" style:text-overline-color="font-color"/>
    </style:style>
    <style:style style:name="T13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T16" style:family="text">
      <style:text-properties fo:font-size="4pt" style:font-size-asian="4pt" style:font-size-complex="4pt"/>
    </style:style>
    <style:style style:name="T17" style:family="text">
      <style:text-properties fo:background-color="transparent" loext:char-shading-value="0"/>
    </style:style>
    <style:style style:name="T18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9">Codice art.</text:p>
            </table:table-cell>
            <table:table-cell table:style-name="Tabella2.B1" office:value-type="string">
              <text:p text:style-name="P9">Descrizione</text:p>
            </table:table-cell>
            <table:table-cell table:style-name="Tabella2.A1" office:value-type="string">
              <text:p text:style-name="P9">U.M.</text:p>
            </table:table-cell>
            <table:table-cell table:style-name="Tabella2.A1" office:value-type="string">
              <text:p text:style-name="P10">Quantità</text:p>
            </table:table-cell>
            <table:table-cell table:style-name="Tabella2.A1" office:value-type="string">
              <text:p text:style-name="P10">Imponibile</text:p>
            </table:table-cell>
            <table:table-cell table:style-name="Tabella2.A1" office:value-type="string">
              <text:p text:style-name="P10">I.V.A.</text:p>
            </table:table-cell>
            <table:table-cell table:style-name="Tabella2.G1" office:value-type="string">
              <text:p text:style-name="P10">Totale Imponibile</text:p>
            </table:table-cell>
          </table:table-row>
        </table:table-header-rows>
        <table:table-row table:style-name="Tabella2.1">
          <table:table-cell table:style-name="Tabella2.A3" table:number-columns-spanned="7" office:value-type="string">
            <text:p text:style-name="P50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3" table:number-columns-spanned="7" office:value-type="string">
            <text:p text:style-name="P51"><text:placeholder text:placeholder-type="text">&lt;if test="ddt['description'] != ''"&gt;</text:placeholder>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3"><text:placeholder text:placeholder-type="text">&lt;ddt['description'] or ''&gt;</text:placeholder></text:p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7" office:value-type="string">
            <text:p text:style-name="P52"><text:placeholder text:placeholder-type="text">&lt;/if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6" table:number-columns-spanned="7" office:value-type="string">
            <text:p text:style-name="P5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7" office:value-type="string">
            <text:p text:style-name="P2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60"><text:placeholder text:placeholder-type="text">&lt;line.name or ''&gt;</text:placeholder></text:p>
          </table:table-cell>
          <table:table-cell table:style-name="Tabella2.C7" office:value-type="string">
            <text:p text:style-name="P28"><text:placeholder text:placeholder-type="text">&lt;line.uos_id and line.uos_id.name or ''&gt;</text:placeholder></text:p>
          </table:table-cell>
          <table:table-cell table:style-name="Tabella2.D7" office:value-type="string">
            <text:p text:style-name="P61"><text:placeholder text:placeholder-type="text">&lt;if test="line.quantity != 0.00"&gt;</text:placeholder></text:p>
            <text:p text:style-name="P62"><text:placeholder text:placeholder-type="text">&lt;line.quantity or 0.00&gt;</text:placeholder></text:p>
            <text:p text:style-name="P62"><text:placeholder text:placeholder-type="text">&lt;/if&gt;</text:placeholder></text:p>
          </table:table-cell>
          <table:table-cell table:style-name="Tabella2.E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unit, precision=2)&gt;</text:placeholder></text:p>
            <text:p text:style-name="P30"><text:placeholder text:placeholder-type="text">&lt;/if&gt;</text:placeholder></text:p>
          </table:table-cell>
          <table:table-cell table:style-name="Tabella2.F7" office:value-type="string">
            <text:p text:style-name="P27"><text:placeholder text:placeholder-type="text">&lt;italian_number(line.invoice_line_tax_id and line.invoice_line_tax_id[0].amount *100, no_zero=True) or ''&gt;</text:placeholder>%</text:p>
          </table:table-cell>
          <table:table-cell table:style-name="Tabella2.G7" office:value-type="string">
            <text:p text:style-name="P30"><text:placeholder text:placeholder-type="text">&lt;if test="line.quantity != 0.00"&gt;</text:placeholder></text:p>
            <text:p text:style-name="P30"><text:placeholder text:placeholder-type="text">&lt;italian_number(line.price_subtotal, precision=2)&gt;</text:placeholder></text:p>
            <text:p text:style-name="P30"><text:placeholder text:placeholder-type="text">&lt;/if&gt;</text:placeholder></text:p>
          </table:table-cell>
        </table:table-row>
        <text:soft-page-break/>
        <table:table-row table:style-name="Tabella2.1">
          <table:table-cell table:style-name="Tabella2.A8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9" table:number-columns-spanned="7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9"><text:placeholder text:placeholder-type="text">&lt;o.comment or ''&gt;</text:placeholder></text:p>
      <text:p text:style-name="P29"><text:placeholder text:placeholder-type="text">&lt;o.fiscal_position.note or ''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9.061cm" fo:margin-left="-0.053cm" table:align="left" style:writing-mode="lr-tb"/>
    </style:style>
    <style:style style:name="Tabella1.A" style:family="table-column">
      <style:table-column-properties style:column-width="10.994cm"/>
    </style:style>
    <style:style style:name="Tabella1.B" style:family="table-column">
      <style:table-column-properties style:column-width="8.066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B1" style:family="table-cell">
      <style:table-cell-properties style:vertical-align="middle" fo:padding-left="0.049cm" fo:padding-right="0.049cm" fo:padding-top="0cm" fo:padding-bottom="0cm" fo:border="none"/>
    </style:style>
    <style:style style:name="Tabella1.3" style:family="table-row">
      <style:table-row-properties style:min-row-height="2.695cm" fo:keep-together="auto"/>
    </style:style>
    <style:style style:name="Tabella1.A3.1" style:family="table-column">
      <style:table-column-properties style:column-width="7.297cm"/>
    </style:style>
    <style:style style:name="Tabella1.A3.2" style:family="table-column">
      <style:table-column-properties style:column-width="1.088cm"/>
    </style:style>
    <style:style style:name="Tabella1.A3.3" style:family="table-column">
      <style:table-column-properties style:column-width="2.609cm"/>
    </style:style>
    <style:style style:name="Tabella1.A3.1" style:family="table-row">
      <style:table-row-properties style:min-row-height="0.603cm" fo:keep-together="auto"/>
    </style:style>
    <style:style style:name="Tabella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ella1.A3.2" style:family="table-row">
      <style:table-row-properties style:min-row-height="0.448cm" fo:keep-together="auto"/>
    </style:style>
    <style:style style:name="Tabella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ella1.A3.3" style:family="table-row">
      <style:table-row-properties style:min-row-height="0.49cm" fo:keep-together="auto"/>
    </style:style>
    <style:style style:name="Tabella1.A3.4" style:family="table-row">
      <style:table-row-properties style:min-row-height="0.455cm" fo:keep-together="auto"/>
    </style:style>
    <style:style style:name="Tabella1.A3.5" style:family="table-row">
      <style:table-row-properties style:min-row-height="0.589cm" fo:keep-together="auto"/>
    </style:style>
    <style:style style:name="Tabella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ella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="0.05pt solid #000000"/>
    </style:style>
    <style:style style:name="Tabella5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2" style:family="table-cell">
      <style:table-cell-properties style:vertical-align="middle" fo:padding="0.097cm" fo:border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0f32b7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fo:color="#000000" style:font-name="Tahoma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94%" fo:orphans="0" fo:widows="0" fo:text-indent="-0.002cm" style:auto-text-indent="false" style:text-autospace="none" style:punctuation-wrap="simple"/>
      <style:text-properties style:font-name="Tahoma" fo:font-size="8pt" officeooo:paragraph-rsid="0058e807" style:font-size-asian="8pt" style:font-name-complex="Tahoma1" style:font-size-complex="8pt"/>
    </style:style>
    <style:style style:name="MP4" style:family="paragraph" style:parent-style-name="Standard">
      <style:paragraph-properties fo:margin-left="0cm" fo:margin-right="0.6cm" fo:margin-top="0cm" fo:margin-bottom="0cm" style:contextual-spacing="false" fo:line-height="95%" fo:orphans="0" fo:widows="0" fo:text-indent="0cm" style:auto-text-indent="false" style:text-autospace="none" style:punctuation-wrap="simple"/>
      <style:text-properties fo:color="#000000" style:font-name="Tahoma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Tahoma" fo:font-size="8pt" fo:font-weight="normal" officeooo:paragraph-rsid="0058e807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8e807" style:font-size-asian="10pt" style:font-size-complex="10pt"/>
    </style:style>
    <style:style style:name="MP7" style:family="paragraph" style:parent-style-name="Standard">
      <style:paragraph-properties fo:text-align="end" style:justify-single-word="false" style:text-autospace="none"/>
      <style:text-properties style:font-name="Arial" fo:font-size="10pt" style:font-size-asian="10pt" style:font-size-complex="10pt"/>
    </style:style>
    <style:style style:name="MP8" style:family="paragraph" style:parent-style-name="Standard">
      <style:paragraph-properties fo:text-align="end" style:justify-single-word="false" style:text-autospace="none"/>
      <style:text-properties style:font-name="Arial" fo:font-size="10pt" officeooo:paragraph-rsid="00540d1f" style:font-size-asian="10pt" style:font-size-complex="10pt"/>
    </style:style>
    <style:style style:name="MP9" style:family="paragraph" style:parent-style-name="Standard">
      <style:paragraph-properties fo:text-align="start" style:justify-single-word="false" style:text-autospace="none"/>
      <style:text-properties style:font-name="Arial"/>
    </style:style>
    <style:style style:name="MP10" style:family="paragraph" style:parent-style-name="Standard">
      <style:paragraph-properties fo:text-align="start" style:justify-single-word="false" style:text-autospace="none"/>
      <style:text-properties style:font-name="Arial" fo:font-size="2pt" style:font-size-asian="2pt" style:font-size-complex="2pt"/>
    </style:style>
    <style:style style:name="MP11" style:family="paragraph" style:parent-style-name="Standard">
      <style:paragraph-properties fo:text-align="start" style:justify-single-word="false" style:text-autospace="none"/>
      <style:text-properties style:font-name="Colibri1" fo:font-size="9pt" fo:background-color="transparent" style:font-size-asian="9pt" style:font-size-complex="9pt"/>
    </style:style>
    <style:style style:name="MP12" style:family="paragraph" style:parent-style-name="Standard">
      <style:paragraph-properties fo:text-align="start" style:justify-single-word="false" style:text-autospace="none"/>
      <style:text-properties style:font-name="Colibri1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style:font-name="Colibri1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Colibri1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Arial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1" fo:font-size="8pt" fo:font-weight="bold" officeooo:paragraph-rsid="0024768f" style:font-size-asian="8pt" style:font-weight-asian="bold" style:font-size-complex="8pt" style:font-weight-complex="bold"/>
    </style:style>
    <style:style style:name="MP18" style:family="paragraph" style:parent-style-name="Standard">
      <style:paragraph-properties fo:margin-left="0.058cm" fo:margin-right="-0.009cm" fo:text-align="start" style:justify-single-word="false" fo:text-indent="0cm" style:auto-text-indent="false" style:text-autospace="none">
        <style:tab-stops/>
      </style:paragraph-properties>
      <style:text-properties style:font-name="Colibri1" fo:font-size="6pt" fo:font-style="normal" fo:font-weight="normal" officeooo:paragraph-rsid="002743ba" fo:background-color="transparent" style:font-size-asian="6pt" style:font-style-asian="normal" style:font-weight-asian="normal" style:font-size-complex="6pt" style:font-style-complex="normal" style:font-weight-complex="normal"/>
    </style:style>
    <style:style style:name="M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0" style:family="paragraph" style:parent-style-name="Table_20_Contents">
      <style:paragraph-properties fo:text-align="start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21" style:family="paragraph" style:parent-style-name="Table_20_Contents">
      <style:paragraph-properties fo:text-align="end" style:justify-single-word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2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bold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text-align="start" style:justify-single-word="false"/>
      <style:text-properties style:font-name="Colibri1" fo:font-size="2pt" fo:font-weight="normal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1" fo:font-size="8pt" fo:font-weight="normal" style:font-size-asian="8pt" style:font-weight-asian="normal" style:font-size-complex="8pt" style:font-weight-complex="normal"/>
    </style:style>
    <style:style style:name="MP27" style:family="paragraph" style:parent-style-name="Standard">
      <style:text-properties fo:font-size="4pt" style:font-size-asian="3.5pt" style:font-size-complex="4pt"/>
    </style:style>
    <style:style style:name="MP28" style:family="paragraph" style:parent-style-name="Table_20_Contents">
      <style:text-properties style:font-name="Ubuntu" fo:font-size="8pt" fo:font-weight="normal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2pt" fo:background-color="transparent" style:font-size-asian="2pt" style:font-size-complex="2pt"/>
    </style:style>
    <style:style style:name="MP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style:font-name="Ubuntu" fo:font-size="9pt" fo:background-color="transparent" style:font-size-asian="9pt" style:font-size-complex="9pt"/>
    </style:style>
    <style:style style:name="MP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/>
      <style:text-properties fo:color="#000000" style:font-name="Ubuntu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2" style:family="paragraph" style:parent-style-name="Table_20_Contents">
      <style:paragraph-properties fo:margin-left="0.009cm" fo:margin-right="-0.011cm" fo:margin-top="0cm" fo:margin-bottom="0cm" style:contextual-spacing="false" fo:line-height="100%" fo:text-align="start" style:justify-single-word="false" fo:text-indent="0cm" style:auto-text-indent="false"/>
      <style:text-properties fo:color="#000000" style:font-name="Ubuntu" fo:font-size="9pt" fo:language="it" fo:country="IT" fo:font-style="normal" fo:font-weight="normal" style:font-name-asian="Times New Roman" style:font-size-asian="9pt" style:language-asian="it" style:country-asian="IT" style:font-style-asian="normal" style:font-weight-asian="normal" style:font-name-complex="Arial1" style:font-size-complex="9pt" style:language-complex="ar" style:country-complex="SA" style:font-style-complex="normal" style:font-weight-complex="normal"/>
    </style:style>
    <style:style style:name="MP33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MP34" style:family="paragraph" style:parent-style-name="Table_20_Contents">
      <style:paragraph-properties fo:text-align="end" style:justify-single-word="false"/>
      <style:text-properties style:font-name="Colibri1" fo:font-size="8pt" fo:font-weight="bold" fo:background-color="transparent" style:font-size-asian="8pt" style:font-weight-asian="bold" style:font-size-complex="8pt" style:font-weight-complex="bold"/>
    </style:style>
    <style:style style:name="MP35" style:family="paragraph" style:parent-style-name="Table_20_Contents">
      <style:text-properties style:font-name="Ubuntu" fo:font-size="8pt" style:font-size-asian="8pt" style:font-size-complex="8pt"/>
    </style:style>
    <style:style style:name="MP3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Ubuntu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Ubuntu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000000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2pt" fo:font-style="normal" fo:font-weight="normal" officeooo:paragraph-rsid="0013b11c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Standard">
      <style:paragraph-properties fo:margin-left="0.106cm" fo:margin-right="0.005cm" fo:text-align="start" style:justify-single-word="false" fo:text-indent="0cm" style:auto-text-indent="false" style:text-autospace="none"/>
      <style:text-properties fo:color="#333333" style:font-name="Ubuntu" fo:font-size="9pt" fo:font-style="normal" fo:font-weight="bold" officeooo:paragraph-rsid="001330a6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MP41" style:family="paragraph" style:parent-style-name="Table_20_Contents">
      <style:paragraph-properties fo:text-align="end" style:justify-single-word="false"/>
      <style:text-properties style:font-name="Colibri1" fo:font-size="3pt" fo:font-weight="bold" officeooo:paragraph-rsid="004f57a2" fo:background-color="transparent" style:font-size-asian="2.59999990463257pt" style:font-weight-asian="bold" style:font-size-complex="3pt" style:font-weight-complex="bold"/>
    </style:style>
    <style:style style:name="MP42" style:family="paragraph" style:parent-style-name="Table_20_Contents">
      <style:paragraph-properties fo:text-align="end" style:justify-single-word="false"/>
      <style:text-properties style:font-name="Colibri1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Ubuntu" fo:font-size="9pt" style:font-size-asian="9pt" style:font-size-complex="9pt"/>
    </style:style>
    <style:style style:name="MP44" style:family="paragraph" style:parent-style-name="Standard">
      <style:text-properties fo:font-size="6pt" style:font-size-asian="5.25pt" style:font-size-complex="6pt"/>
    </style:style>
    <style:style style:name="MP45" style:family="paragraph" style:parent-style-name="Standard">
      <style:paragraph-properties fo:text-align="start" style:justify-single-word="false"/>
      <style:text-properties style:font-name="Colibri1" fo:font-size="5pt" style:font-size-asian="4.34999990463257pt" style:font-size-complex="5pt"/>
    </style:style>
    <style:style style:name="MP46" style:family="paragraph" style:parent-style-name="Standard">
      <style:paragraph-properties fo:text-align="start" style:justify-single-word="false"/>
      <style:text-properties style:font-name="Colibri1" fo:font-size="6pt" fo:font-weight="bold" style:font-size-asian="6pt" style:font-weight-asian="bold" style:font-size-complex="6pt" style:font-weight-complex="bold"/>
    </style:style>
    <style:style style:name="MP47" style:family="paragraph" style:parent-style-name="Standard">
      <style:paragraph-properties fo:text-align="end" style:justify-single-word="false"/>
      <style:text-properties style:font-name="Colibri1" fo:font-size="5pt" style:font-size-asian="5pt" style:font-size-complex="5pt"/>
    </style:style>
    <style:style style:name="MT1" style:family="text">
      <style:text-properties fo:color="#000000"/>
    </style:style>
    <style:style style:name="MT2" style:family="text">
      <style:text-properties fo:color="#000000" fo:font-weight="normal" style:font-weight-asian="normal" style:font-weight-complex="normal"/>
    </style:style>
    <style:style style:name="MT3" style:family="text">
      <style:text-properties fo:color="#000000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6" style:family="text">
      <style:text-properties style:font-name="Arial1" fo:font-size="10pt" style:font-size-asian="10pt" style:font-size-complex="10pt"/>
    </style:style>
    <style:style style:name="MT7" style:family="text">
      <style:text-properties fo:color="#000000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8" style:family="text">
      <style:text-properties fo:color="#000000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MT9" style:family="text">
      <style:text-properties fo:color="#333333" style:font-name="Colibri1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MT10" style:family="text">
      <style:text-properties fo:font-weight="bold" style:font-weight-asian="bold" style:font-weight-complex="bold"/>
    </style:style>
    <style:style style:name="MT11" style:family="text">
      <style:text-properties fo:font-style="italic" text:display="none" style:text-overline-style="none" style:text-overline-color="font-color"/>
    </style:style>
    <style:style style:name="MT12" style:family="text">
      <style:text-properties fo:font-size="9pt" style:font-size-asian="9pt" style:font-size-complex="9pt"/>
    </style:style>
    <style:style style:name="MT13" style:family="text">
      <style:text-properties fo:font-size="6pt" fo:font-style="italic" style:font-size-asian="6pt" style:font-size-complex="6pt" text:display="none" style:text-overline-style="none" style:text-overline-color="font-color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fo:background-color="transparent" loext:char-shading-value="0"/>
    </style:style>
    <style:style style:name="M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MT17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MT18" style:family="text">
      <style:text-properties fo:font-weight="normal" style:font-weight-asian="normal" style:font-weight-complex="normal"/>
    </style:style>
    <style:style style:name="MT19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.681cm" fo:margin-bottom="0.492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-0.041cm" svg:y="-2cm" svg:width="10.929cm" svg:height="2cm" draw:z-index="1"><draw:text-box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2"><text:placeholder text:placeholder-type="text">&lt;o.company_id.partner_id.name.upper()&gt;</text:placeholder></text:p>
              <text:p text:style-name="MP3"><text:span text:style-name="MT1">Sede </text:span><text:span text:style-name="MT2">Legale: </text:span><text:span text:style-name="MT3"><text:placeholder text:placeholder-type="text">&lt;o.company_id.partner_id.street or ''&gt;</text:placeholder></text:span><text:span text:style-name="MT3"> </text:span><text:span text:style-name="MT3"><text:placeholder text:placeholder-type="text">&lt;o.company_id.partner_id.zip or ''&gt;</text:placeholder></text:span><text:span text:style-name="MT3"> </text:span><text:span text:style-name="MT2"><text:s/></text:span><text:span text:style-name="MT3"><text:placeholder text:placeholder-type="text">&lt;o.company_id.partner_id.city or ''&gt;</text:placeholder></text:span><text:span text:style-name="MT2"> <text:s/></text:span><text:span text:style-name="MT3"><text:placeholder text:placeholder-type="text">&lt;o.company_id.partner_id.state_id.code and str('('+o.company_id.partner_id.state_id.code.upper()+')') or ''&gt;</text:placeholder></text:span></text:p>
              <text:p text:style-name="MP4">Codice Fiscale e Partita Iva <text:span text:style-name="MT4"><text:placeholder text:placeholder-type="text">&lt;o.company_id.partner_id.vat or ''&gt;</text:placeholder></text:span></text:p>
              <text:p text:style-name="MP5"><text:span text:style-name="MT5"><text:placeholder text:placeholder-type="text">&lt;o.company_id.partner_id.email or ''&gt;</text:placeholder></text:span><text:span text:style-name="MT6"><text:placeholder text:placeholder-type="text">&lt;setLang(o.company_id.partner_id.lang or  'it_IT')&gt;</text:placeholder></text:span></text:p>
            </table:table-cell>
            <table:table-cell table:style-name="Tabella1.B1" office:value-type="string">
              <text:p text:style-name="MP6"><text:span text:style-name="MT7"><text:placeholder text:placeholder-type="text">&lt;if test="o.type == 'out_invoice' "&gt;</text:placeholder></text:span><text:span text:style-name="MT8">FATTURA</text:span><text:span text:style-name="MT9"><text:placeholder text:placeholder-type="text">&lt;if test="o.state == 'proforma2'"&gt;</text:placeholder></text:span><text:span text:style-name="MT9"> </text:span><text:span text:style-name="MT8">PROFORMA</text:span><text:span text:style-name="MT7"><text:placeholder text:placeholder-type="text">&lt;/if&gt;</text:placeholder></text:span><text:span text:style-name="MT7"><text:placeholder text:placeholder-type="text">&lt;/if&gt;</text:placeholder></text:span><text:span text:style-name="MT7"><text:placeholder text:placeholder-type="text">&lt;if test="o.type == 'out_refund' "&gt;</text:placeholder></text:span><text:span text:style-name="MT8">Nota Accredito</text:span><text:span text:style-name="MT7"><text:placeholder text:placeholder-type="text">&lt;/if&gt;</text:placeholder></text:span><text:span text:style-name="MT10"> N. </text:span><text:span text:style-name="MT10"><text:placeholder text:placeholder-type="text">&lt;o.number or ''&gt;</text:placeholder></text:span><text:span text:style-name="MT10"> del </text:span><text:span text:style-name="MT10"><text:placeholder text:placeholder-type="text">&lt;o.date_invoice and formatLang(o.date_invoice,date=True) or ''&gt;</text:placeholder></text:span></text:p>
            </table:table-cell>
          </table:table-row>
          <table:table-row table:style-name="Tabella1.1">
            <table:table-cell table:style-name="Tabella1.A1" office:value-type="string">
              <text:p text:style-name="MP7"/>
            </table:table-cell>
            <table:table-cell table:style-name="Tabella1.A1" office:value-type="string">
              <text:p text:style-name="MP8"/>
            </table:table-cell>
          </table:table-row>
          <table:table-row table:style-name="Tabella1.3">
            <table:table-cell>
              <table:table table:is-sub-table="true">
                <table:table-column table:style-name="Tabella1.A3.1"/>
                <table:table-column table:style-name="Tabella1.A3.2"/>
                <table:table-column table:style-name="Tabella1.A3.3"/>
                <table:table-row table:style-name="Tabella1.A3.1">
                  <table:table-cell table:style-name="Tabella1.A3.1.1" office:value-type="string">
                    <text:p text:style-name="MP9">Codice fiscale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2">
                  <table:table-cell table:style-name="Tabella1.A3.1.2" office:value-type="string">
                    <text:p text:style-name="MP11"><text:placeholder text:placeholder-type="text">&lt;o.partner_id.fiscalcode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3">
                  <table:table-cell table:style-name="Tabella1.A3.1.1" office:value-type="string">
                    <text:p text:style-name="MP9">Partita IVA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4">
                  <table:table-cell table:style-name="Tabella1.A3.1.2" office:value-type="string">
                    <text:p text:style-name="MP11"><text:placeholder text:placeholder-type="text">&lt;o.partner_id.vat or ''&gt;</text:placeholder>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5" office:value-type="string">
                    <text:p text:style-name="MP9">Commessa: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  <table:table-row table:style-name="Tabella1.A3.5">
                  <table:table-cell table:style-name="Tabella1.A3.1.6" office:value-type="string">
                    <text:p text:style-name="MP12"><text:placeholder text:placeholder-type="text">&lt;if test="o.origin &lt;&gt;''"&gt;</text:placeholder><text:span text:style-name="MT11"> </text:span></text:p>
                    <text:p text:style-name="MP13"><text:span text:style-name="MT12"><text:placeholder text:placeholder-type="text">&lt;o.origin or ''&gt;</text:placeholder></text:span><text:span text:style-name="MT13"> </text:span></text:p>
                    <text:p text:style-name="MP12"><text:placeholder text:placeholder-type="text">&lt;/if&gt;</text:placeholder><text:span text:style-name="MT11"> </text:span></text:p>
                    <text:p text:style-name="MP12"><text:placeholder text:placeholder-type="text">&lt;if test="o.origin ==''"&gt;</text:placeholder><text:span text:style-name="MT11"> </text:span></text:p>
                    <text:p text:style-name="MP12"><text:span text:style-name="MT14"><text:placeholder text:placeholder-type="text">&lt;for each="ddt in invoice_tree(o.invoice_line, o.stock_picking_package_preparation_ids)"&gt;</text:placeholder></text:span><text:span text:style-name="MT11"> </text:span></text:p>
                    <text:p text:style-name="MP12"><text:placeholder text:placeholder-type="text">&lt;for each="line in ddt['lines']"&gt;</text:placeholder><text:span text:style-name="MT11"> </text:span></text:p>
                    <text:p text:style-name="MP14"><text:placeholder text:placeholder-type="text">&lt;line.origin or ''&gt;</text:placeholder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for&gt;</text:placeholder><text:span text:style-name="MT11"> </text:span></text:p>
                    <text:p text:style-name="MP12"><text:placeholder text:placeholder-type="text">&lt;/if&gt;</text:placeholder> </text:p>
                  </table:table-cell>
                  <table:table-cell table:style-name="Tabella1.A1" office:value-type="string">
                    <text:p text:style-name="MP10"/>
                  </table:table-cell>
                  <table:table-cell table:style-name="Tabella1.A1" office:value-type="string">
                    <text:p text:style-name="MP10"/>
                  </table:table-cell>
                </table:table-row>
              </table:table>
            </table:table-cell>
            <table:table-cell table:style-name="Tabella1.B3" office:value-type="string">
              <text:p text:style-name="MP15">Spett.le </text:p>
              <text:p text:style-name="MP16"><text:placeholder text:placeholder-type="text">&lt;o.partner_id.name or ''&gt;</text:placeholder></text:p>
              <text:p text:style-name="MP17"><text:placeholder text:placeholder-type="text">&lt;for each="address_invoice_id in address_invoice_id()"&gt;</text:placeholder></text:p>
              <text:p text:style-name="MP16"><text:placeholder text:placeholder-type="text">&lt;address_invoice_id.street or ''&gt;</text:placeholder></text:p>
              <text:p text:style-name="MP16"><text:span text:style-name="MT15"><text:placeholder text:placeholder-type="text">&lt;address_invoice_id.zip or ''&gt;</text:placeholder></text:span><text:span text:style-name="MT15"> - </text:span><text:span text:style-name="MT15"><text:placeholder text:placeholder-type="text">&lt;address_invoice_id.city or ''&gt;</text:placeholder></text:span><text:span text:style-name="MT15"> - </text:span><text:span text:style-name="MT15"><text:placeholder text:placeholder-type="text">&lt;address_invoice_id.state_id.code and str('('+address_invoice_id.state_id.code+')') or ''&gt;</text:placeholder></text:span><text:span text:style-name="MT15"> </text:span><text:span text:style-name="MT15"><text:placeholder text:placeholder-type="text">&lt;address_invoice_id.country_id.name&gt;</text:placeholder></text:span></text:p>
              <text:p text:style-name="MP18"><text:placeholder text:placeholder-type="text">&lt;/for&gt;</text:placeholder></text:p>
            </table:table-cell>
          </table:table-row>
        </table:table>
        <text:p text:style-name="MP19"/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20">Riepilogo IVA</text:p>
            </table:table-cell>
            <table:table-cell table:style-name="Tabella8.A1" office:value-type="string">
              <text:p text:style-name="MP21">Imponibile</text:p>
            </table:table-cell>
            <table:table-cell table:style-name="Tabella8.A1" office:value-type="string">
              <text:p text:style-name="MP22">Importo</text:p>
            </table:table-cell>
          </table:table-row>
          <table:table-row>
            <table:table-cell table:style-name="Tabella8.A4" table:number-columns-spanned="3" office:value-type="string">
              <text:p text:style-name="MP23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24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25"><text:span text:style-name="MT15"><text:placeholder text:placeholder-type="text">&lt;o.currency_id.symbol or ''&gt;</text:placeholder></text:span><text:span text:style-name="MT15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26"><text:span text:style-name="MT15"><text:placeholder text:placeholder-type="text">&lt;o.currency_id.symbol or ''&gt;</text:placeholder></text:span><text:span text:style-name="MT15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24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27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28">Pagamento</text:p>
            </table:table-cell>
            <table:table-cell table:style-name="Tabella5.B1" office:value-type="string">
              <text:p text:style-name="MP29"><text:placeholder text:placeholder-type="text">&lt;choose&gt;</text:placeholder></text:p>
              <text:p text:style-name="MP29"><text:placeholder text:placeholder-type="text">&lt;get_selection_item(o.payment_term, o.payment_term.type) or ''&gt;</text:placeholder></text:p>
              <text:p text:style-name="MP30"><text:placeholder text:placeholder-type="text">&lt;o.payment_term and o.payment_term.note or o.payment_term and o.payment_term.name or ''&gt;</text:placeholder></text:p>
              <text:p text:style-name="MP29"><text:placeholder text:placeholder-type="text">&lt;when test="o.payment_term.type == 'RB'"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id.bank_riba_id"&gt;</text:placeholder></text:p>
              <text:p text:style-name="MP30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if test="o.partner_id.bank_ids"&gt;</text:placeholder></text:p>
              <text:p text:style-name="MP30"><text:placeholder text:placeholder-type="text">&lt;o.partner_id.bank_ids[0].bank_name or '' &gt;</text:placeholder></text:p>
              <text:p text:style-name="MP29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29"><text:placeholder text:placeholder-type="text">&lt;choose&gt;</text:placeholder></text:p>
              <text:p text:style-name="MP29"><text:placeholder text:placeholder-type="text">&lt;when test="o.partner_bank_id"&gt;</text:placeholder></text:p>
              <text:p text:style-name="MP30"><text:span text:style-name="MT5"><text:placeholder text:placeholder-type="text">&lt;o.partner_bank_id.bank.name&gt;</text:placeholder></text:span><text:span text:style-name="MT5"> IBAN </text:span><text:span text:style-name="MT5"><text:placeholder text:placeholder-type="text">&lt;o.partner_bank_id.iban&gt;</text:placeholder></text:span></text:p>
              <text:p text:style-name="MP29"><text:placeholder text:placeholder-type="text">&lt;/when&gt;</text:placeholder></text:p>
              <text:p text:style-name="MP29"><text:placeholder text:placeholder-type="text">&lt;otherwise&gt;</text:placeholder></text:p>
              <text:p text:style-name="MP31"><text:placeholder text:placeholder-type="text">&lt;if test="o.partner_id.company_bank_id"&gt;</text:placeholder></text:p>
              <text:p text:style-name="MP30"><text:span text:style-name="MT5"><text:placeholder text:placeholder-type="text">&lt;o.partner_id.company_bank_id.bank_name&gt;</text:placeholder></text:span><text:span text:style-name="MT5"> IBAN </text:span><text:span text:style-name="MT5"><text:placeholder text:placeholder-type="text">&lt;o.partner_id.company_bank_id.iban&gt;</text:placeholder></text:span></text:p>
              <text:p text:style-name="MP31"><text:placeholder text:placeholder-type="text">&lt;/if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29"><text:placeholder text:placeholder-type="text">&lt;/otherwise&gt;</text:placeholder></text:p>
              <text:p text:style-name="MP29"><text:placeholder text:placeholder-type="text">&lt;/choose&gt;</text:placeholder></text:p>
              <text:p text:style-name="MP32"><text:span text:style-name="MT16">IBAN: </text:span><text:span text:style-name="MT17"><text:placeholder text:placeholder-type="text">&lt;o.partner_bank_id and o.partner_bank_id.iban or ''&gt;</text:placeholder></text:span></text:p>
            </table:table-cell>
            <table:table-cell table:style-name="Tabella5.C2" office:value-type="string">
              <text:p text:style-name="MP33">Totale Imponibile</text:p>
            </table:table-cell>
            <table:table-cell table:style-name="Tabella5.D2" office:value-type="string">
              <text:p text:style-name="MP34"><text:span text:style-name="MT18"><text:placeholder text:placeholder-type="text">&lt;o.currency_id.symbol or ''&gt;</text:placeholder></text:span><text:span text:style-name="MT18"> </text:span><text:placeholder text:placeholder-type="text">&lt;italian_number(o.amount_untaxed)&gt;</text:placeholder></text:p>
            </table:table-cell>
          </table:table-row>
          <table:table-row>
            <table:table-cell table:style-name="Tabella5.A2" table:number-rows-spanned="2" office:value-type="string">
              <text:p text:style-name="MP35">Scadenze</text:p>
            </table:table-cell>
            <table:table-cell table:style-name="Tabella5.B3" table:number-rows-spanned="2" office:value-type="string">
              <text:p text:style-name="MP36"><text:placeholder text:placeholder-type="text">&lt;for each="line in invoice_move_lines(o.move_id)"&gt;</text:placeholder></text:p>
              <text:p text:style-name="MP37"><text:span text:style-name="MT19"><text:placeholder text:placeholder-type="text">&lt;formatLang(line.date_maturity,date=True) or ''&gt;</text:placeholder></text:span><text:span text:style-name="MT19"> <text:s text:c="4"/></text:span><text:span text:style-name="MT19"><text:placeholder text:placeholder-type="text">&lt;o.currency_id.symbol or ''&gt;</text:placeholder></text:span><text:span text:style-name="MT19"> <text:s text:c="4"/></text:span><text:span text:style-name="MT19"><text:placeholder text:placeholder-type="text">&lt;italian_number(line.debit) or ''&gt;</text:placeholder></text:span></text:p>
              <text:p text:style-name="MP36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9"><text:placeholder text:placeholder-type="text">&lt;if test="o.state == 'proforma2'"&gt;</text:placeholder></text:p>
              <text:p text:style-name="MP40"><text:placeholder text:placeholder-type="text">&lt;formatLang(o.date_due, date=True) or ''&gt;</text:placeholder></text:p>
              <text:p text:style-name="MP39"><text:placeholder text:placeholder-type="text">&lt;/if&gt;</text:placeholder></text:p>
              <text:p text:style-name="MP39"><text:placeholder text:placeholder-type="text">&lt;/if&gt;</text:placeholder></text:p>
            </table:table-cell>
            <table:table-cell table:style-name="Tabella5.C2" office:value-type="string">
              <text:p text:style-name="MP33">Totale imposta</text:p>
            </table:table-cell>
            <table:table-cell table:style-name="Tabella5.D2" office:value-type="string">
              <text:p text:style-name="MP41"/>
              <text:p text:style-name="MP42"><text:span text:style-name="MT18"><text:placeholder text:placeholder-type="text">&lt;o.currency_id.symbol or ''&gt;</text:placeholder></text:span><text:span text:style-name="MT18"> </text:span><text:placeholder text:placeholder-type="text">&lt;italian_number(o.amount_tax)&gt;</text:placeholder></text:p>
            </table:table-cell>
          </table:table-row>
          <table:table-row>
            <table:covered-table-cell/>
            <table:covered-table-cell/>
            <table:table-cell table:style-name="Tabella5.C3" office:value-type="string">
              <text:p text:style-name="MP43">Tot. Fattura</text:p>
            </table:table-cell>
            <table:table-cell table:style-name="Tabella5.D3" office:value-type="string">
              <text:p text:style-name="MP42"><text:span text:style-name="MT12"><text:placeholder text:placeholder-type="text">&lt;o.currency_id.symbol or ''&gt;</text:placeholder></text:span><text:span text:style-name="MT18"> </text:span><text:span text:style-name="MT12"><text:placeholder text:placeholder-type="text">&lt;italian_number(o.amount_total)&gt;</text:placeholder></text:span></text:p>
            </table:table-cell>
          </table:table-row>
        </table:table>
        <text:p text:style-name="MP44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45"/>
              <text:p text:style-name="MP46"><draw:frame draw:style-name="Mfr2" draw:name="image: asimage(company.brand_logo,None,80,10,'px')" text:anchor-type="paragraph" svg:x="15.834cm" svg:y="0.201cm" svg:width="3cm" svg:height="0.499cm" draw:z-index="3"><draw:text-box><text:p text:style-name="Frame_20_contents"/></draw:text-box></draw:frame>Pag <text:s/><text:page-number text:select-page="current">1</text:page-number> / <text:page-count>2</text:page-count></text:p>
            </table:table-cell>
            <table:table-cell table:style-name="Tabella6.A1" office:value-type="string">
              <text:p text:style-name="MP47">Ai sensi del D.Lgs. 196/2003 Vi informiamo che i Vs. dati saranno utilizzati esclusivamente per i fini connessi ai rapporti commerciali tra di noi in essere. </text:p>
              <text:p text:style-name="MP47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04-28T17:39:12.829483984</dc:date>
    <meta:editing-duration>P1DT15H32M30S</meta:editing-duration>
    <meta:editing-cycles>376</meta:editing-cycles>
    <meta:generator>LibreOffice/4.2.8.2$Linux_X86_64 LibreOffice_project/420m0$Build-2</meta:generator>
    <dc:creator>sergio </dc:creator>
    <meta:document-statistic meta:table-count="5" meta:image-count="0" meta:object-count="0" meta:page-count="2" meta:paragraph-count="110" meta:word-count="385" meta:character-count="3994" meta:non-whitespace-character-count="3703"/>
  </office:meta>
</office:document-meta>
</file>